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3.726cm" fo:min-width="16.498cm" draw:shadow="visible"/>
    </style:style>
    <style:style style:name="gr2" style:family="graphic" style:parent-style-name="standard">
      <style:graphic-properties draw:fill-color="#ccffcc" draw:textarea-horizontal-align="justify" draw:textarea-vertical-align="top" draw:auto-grow-height="false" fo:min-height="13.783cm" fo:min-width="9.996cm"/>
    </style:style>
    <style:style style:name="gr3" style:family="graphic" style:parent-style-name="standard">
      <style:graphic-properties draw:fill-color="#cfe7f5" draw:textarea-horizontal-align="justify" draw:textarea-vertical-align="top" draw:auto-grow-height="false" fo:min-height="11.729cm" fo:min-width="5.025cm"/>
    </style:style>
    <style:style style:name="gr4" style:family="graphic" style:parent-style-name="standard">
      <style:graphic-properties draw:fill-color="#99ccff" draw:textarea-horizontal-align="justify" draw:textarea-vertical-align="top" draw:auto-grow-height="false" fo:min-height="2.975cm" fo:min-width="4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</style:style>
    <style:style style:name="gr6" style:family="graphic" style:parent-style-name="standard">
      <style:graphic-properties draw:fill-color="#ffcc99" draw:textarea-horizontal-align="justify" draw:textarea-vertical-align="top" draw:auto-grow-height="false" fo:min-height="10.45cm" fo:min-width="5.025cm"/>
    </style:style>
    <style:style style:name="gr7" style:family="graphic" style:parent-style-name="standard">
      <style:graphic-properties draw:fill-color="#cc9966" draw:textarea-horizontal-align="justify" draw:textarea-vertical-align="top" draw:auto-grow-height="false" fo:min-height="2.975cm" fo:min-width="4.209cm"/>
    </style:style>
    <style:style style:name="gr8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10" style:family="graphic" style:parent-style-name="standard">
      <style:graphic-properties draw:fill-color="#ffcccc" draw:textarea-horizontal-align="justify" draw:textarea-vertical-align="top" draw:auto-grow-height="false" fo:min-height="3.126cm" fo:min-width="9.976cm"/>
    </style:style>
    <style:style style:name="gr11" style:family="graphic" style:parent-style-name="standard">
      <style:graphic-properties draw:fill-color="#cc6699" draw:textarea-horizontal-align="justify" draw:textarea-vertical-align="top" draw:auto-grow-height="false" fo:min-height="1.929cm" fo:min-width="2.937cm"/>
    </style:style>
    <style:style style:name="gr12" style:family="graphic" style:parent-style-name="objectwithoutfill">
      <style:graphic-properties svg:stroke-color="#660033" draw:marker-end="Arrow" draw:marker-end-width="0.3cm" draw:fill="none" draw:textarea-vertical-align="middle"/>
    </style:style>
    <style:style style:name="gr13" style:family="graphic" style:parent-style-name="standard">
      <style:graphic-properties draw:fill-color="#99cc99" draw:textarea-horizontal-align="justify" draw:textarea-vertical-align="middle" draw:auto-grow-height="false" fo:min-height="0.361cm" fo:min-width="1.783cm"/>
    </style:style>
    <style:style style:name="gr14" style:family="graphic" style:parent-style-name="standard">
      <style:graphic-properties draw:fill-color="#99cc99" draw:textarea-horizontal-align="justify" draw:textarea-vertical-align="middle" draw:auto-grow-height="false" fo:min-height="0.985cm" fo:min-width="4.02cm"/>
    </style:style>
    <style:style style:name="gr15" style:family="graphic" style:parent-style-name="standard">
      <style:graphic-properties draw:fill-color="#99cc99" draw:textarea-horizontal-align="justify" draw:textarea-vertical-align="top" draw:auto-grow-height="false" fo:min-height="4.033cm" fo:min-width="3.698cm"/>
    </style:style>
    <style:style style:name="gr16" style:family="graphic" style:parent-style-name="standard">
      <style:graphic-properties draw:fill-color="#669966" draw:textarea-horizontal-align="justify" draw:textarea-vertical-align="middle" draw:auto-grow-height="false" fo:min-height="0.69cm" fo:min-width="3.695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0.985cm" fo:min-width="4.0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172cm" fo:min-width="0.531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cfe7f5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99cc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cc9966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cccc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cc6699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99cc99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999999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998cm" svg:height="23.976cm" svg:x="1cm" svg:y="1cm">
          <text:p text:style-name="P1"><text:span text:style-name="T1">Identity Constel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496cm" svg:height="14.033cm" svg:x="1.25cm" svg:y="3.471cm">
          <text:p text:style-name="P3"><text:span text:style-name="T2">Repeatable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25cm" svg:height="11.979cm" svg:x="12.066cm" svg:y="1.483cm">
          <text:p text:style-name="P3"><text:span text:style-name="T1">Constellation</text:span></text:p>
          <text:p text:style-name="P3"><text:span text:style-name="T1">Rel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85cm" svg:height="3.401cm" svg:x="12.357cm" svg:y="2.85cm">
          <text:p text:style-name="P3"><text:span text:style-name="T2">Source ID, ARK</text:span></text:p>
          <text:p text:style-name="P3"><text:span text:style-name="T2">Target ID, ARK</text:span></text:p>
          <text:p text:style-name="P3"><text:span text:style-name="T2">Target Entity Type</text:span></text:p>
          <text:p text:style-name="P3"><text:span text:style-name="T2">Type (of Relationship)</text:span></text:p>
          <text:p text:style-name="P3"><text:span text:style-name="T2">Dates</text:span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885cm" svg:height="3.401cm" svg:x="12.357cm" svg:y="6.55cm">
          <text:p text:style-name="P3"><text:span text:style-name="T2">Source ID, ARK</text:span></text:p>
          <text:p text:style-name="P3"><text:span text:style-name="T2">Target ID, ARK</text:span></text:p>
          <text:p text:style-name="P3"><text:span text:style-name="T2">Target Entity Type</text:span></text:p>
          <text:p text:style-name="P3"><text:span text:style-name="T2">Type (of Relationship)</text:span></text:p>
          <text:p text:style-name="P3"><text:span text:style-name="T2">Dates</text:span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035cm" svg:height="1.02cm" svg:x="14.399cm" svg:y="11.042cm">
          <draw:text-box>
            <text:p>...</text:p>
          </draw:text-box>
        </draw:frame>
        <draw:custom-shape draw:style-name="gr6" draw:text-style-name="P8" draw:layer="layout" svg:width="5.525cm" svg:height="10.7cm" svg:x="12.066cm" svg:y="13.783cm">
          <text:p text:style-name="P3"><text:span text:style-name="T1">Resource</text:span></text:p>
          <text:p text:style-name="P3"><text:span text:style-name="T1">Rela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885cm" svg:height="3.401cm" svg:x="12.357cm" svg:y="15.15cm">
          <text:p text:style-name="P3"><text:span text:style-name="T2">Link (URI)</text:span></text:p>
          <text:p text:style-name="P3"><text:span text:style-name="T2">Document Type</text:span></text:p>
          <text:p text:style-name="P3"><text:span text:style-name="T2">Entry Type</text:span></text:p>
          <text:p text:style-name="P3"><text:span text:style-name="T2">Role (of IC Entity)</text:span></text:p>
          <text:p text:style-name="P3"><text:span text:style-name="T2">Content</text:span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885cm" svg:height="3.401cm" svg:x="12.357cm" svg:y="18.85cm">
          <text:p text:style-name="P3"><text:span text:style-name="T2">Link (URI)</text:span></text:p>
          <text:p text:style-name="P3"><text:span text:style-name="T2">Document Type</text:span></text:p>
          <text:p text:style-name="P3"><text:span text:style-name="T2">Entry Type</text:span></text:p>
          <text:p text:style-name="P3"><text:span text:style-name="T2">Role (of IC Entity)</text:span></text:p>
          <text:p text:style-name="P3"><text:span text:style-name="T2">Content</text:span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035cm" svg:height="1.02cm" svg:x="14.399cm" svg:y="22.642cm">
          <draw:text-box>
            <text:p>...</text:p>
          </draw:text-box>
        </draw:frame>
        <draw:line draw:style-name="gr8" draw:text-style-name="P10" draw:layer="layout" svg:x1="17.271cm" svg:y1="4.536cm" svg:x2="19.51cm" svg:y2="4.536cm">
          <text:p/>
        </draw:line>
        <draw:line draw:style-name="gr8" draw:text-style-name="P10" draw:layer="layout" svg:x1="17.252cm" svg:y1="8.187cm" svg:x2="19.491cm" svg:y2="8.187cm">
          <text:p/>
        </draw:line>
        <draw:line draw:style-name="gr9" draw:text-style-name="P10" draw:layer="layout" svg:x1="17.252cm" svg:y1="16.787cm" svg:x2="19.491cm" svg:y2="16.787cm">
          <text:p/>
        </draw:line>
        <draw:line draw:style-name="gr9" draw:text-style-name="P10" draw:layer="layout" svg:x1="17.233cm" svg:y1="20.738cm" svg:x2="19.472cm" svg:y2="20.738cm">
          <text:p/>
        </draw:line>
        <draw:custom-shape draw:style-name="gr10" draw:text-style-name="P11" draw:layer="layout" svg:width="10.476cm" svg:height="3.376cm" svg:x="1.27cm" svg:y="21.109cm">
          <text:p text:style-name="P3"><text:span text:style-name="T1">Other Record I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57cm" svg:height="2.299cm" svg:x="1.531cm" svg:y="21.922cm">
          <text:p text:style-name="P3"><text:span text:style-name="T2">Link (URI)</text:span></text:p>
          <text:p text:style-name="P3"><text:span text:style-name="T2">Type</text:span></text:p>
          <text:p text:style-name="P3"><text:span text:style-name="T2">Content</text:span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035cm" svg:height="1.02cm" svg:x="9.621cm" svg:y="22.382cm">
          <draw:text-box>
            <text:p>...</text:p>
          </draw:text-box>
        </draw:frame>
        <draw:custom-shape draw:style-name="gr11" draw:text-style-name="P12" draw:layer="layout" svg:width="3.557cm" svg:height="2.299cm" svg:x="5.331cm" svg:y="21.922cm">
          <text:p text:style-name="P3"><text:span text:style-name="T2">Link (URI)</text:span></text:p>
          <text:p text:style-name="P3"><text:span text:style-name="T2">Type</text:span></text:p>
          <text:p text:style-name="P3"><text:span text:style-name="T2">Content</text:span></text:p>
          <draw:enhanced-geometry svg:viewBox="0 0 21600 21600" draw:path-stretchpoint-x="10800" draw:path-stretchpoint-y="10800" draw:text-areas="?f3 ?f4 ?f5 ?f6" draw:type="round-rectangle" draw:modifiers="1927.46623004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0" draw:layer="layout" svg:x1="7.028cm" svg:y1="24.205cm" svg:x2="7.036cm" svg:y2="26.226cm">
          <text:p/>
        </draw:line>
        <draw:line draw:style-name="gr12" draw:text-style-name="P10" draw:layer="layout" svg:x1="3.281cm" svg:y1="24.195cm" svg:x2="3.289cm" svg:y2="26.216cm">
          <text:p/>
        </draw:line>
        <draw:custom-shape draw:style-name="gr13" draw:text-style-name="P13" draw:layer="layout" svg:width="4.565cm" svg:height="1.221cm" svg:x="1.521cm" svg:y="1.948cm">
          <text:p text:style-name="P3"><text:span text:style-name="T2">Entity Typ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13" draw:layer="layout" svg:width="4.565cm" svg:height="1.221cm" svg:x="6.726cm" svg:y="1.949cm">
          <text:p text:style-name="P3"><text:span text:style-name="T2">Ark I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13" draw:layer="layout" svg:width="4.652cm" svg:height="1.367cm" svg:x="1.612cm" svg:y="4.216cm">
          <text:p text:style-name="P3"><text:span text:style-name="T2">G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cm" svg:y="4.216cm">
          <text:p text:style-name="P3"><text:span text:style-name="T2">Language Used</text:span></text:p>
          <text:p text:style-name="P3"><text:span text:style-name="T2">(language, scri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3cm" svg:y="5.816cm">
          <text:p text:style-name="P3"><text:span text:style-name="T2">Biog H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1cm" svg:y="5.816cm">
          <text:p text:style-name="P3"><text:span text:style-name="T2">Occu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3cm" svg:y="7.416cm">
          <text:p text:style-name="P3"><text:span text:style-name="T2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1cm" svg:y="7.416cm">
          <text:p text:style-name="P3"><text:span text:style-name="T2">Su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4cm" svg:y="9.116cm">
          <text:p text:style-name="P3"><text:span text:style-name="T2">Legal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2cm" svg:y="9.116cm">
          <text:p text:style-name="P3"><text:span text:style-name="T2">Man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4cm" svg:y="10.816cm">
          <text:p text:style-name="P3"><text:span text:style-name="T2">Structure or</text:span></text:p>
          <text:p text:style-name="P3"><text:span text:style-name="T2">Genea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2cm" svg:y="10.816cm">
          <text:p text:style-name="P3"><text:span text:style-name="T2">General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5cm" svg:y="12.516cm">
          <text:p text:style-name="P3"><text:span text:style-name="T2">Exist 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6cm" svg:y="15.917cm">
          <text:p text:style-name="P3"><text:span text:style-name="T2">Nation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5cm" svg:y="10.816cm">
          <text:p text:style-name="P3"><text:span text:style-name="T2">Structure or</text:span></text:p>
          <text:p text:style-name="P3"><text:span text:style-name="T2">Genea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3cm" svg:y="10.816cm">
          <text:p text:style-name="P3"><text:span text:style-name="T2">General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5cm" svg:y="10.816cm">
          <text:p text:style-name="P3"><text:span text:style-name="T2">Structure or</text:span></text:p>
          <text:p text:style-name="P3"><text:span text:style-name="T2">Genea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6.733cm" svg:y="10.816cm">
          <text:p text:style-name="P3"><text:span text:style-name="T2">General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4.652cm" svg:height="1.367cm" svg:x="1.616cm" svg:y="14.216cm">
          <text:p text:style-name="P3"><text:span text:style-name="T2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652cm" svg:height="4.737cm" svg:x="6.734cm" svg:y="12.53cm">
          <text:p text:style-name="P3"><text:span text:style-name="T2">NameEntry</text:span></text:p>
          <text:p text:style-name="P3"><text:span text:style-name="T2"/></text:p>
          <text:p text:style-name="P3"><text:span text:style-name="T3">As Recorded</text:span></text:p>
          <text:p text:style-name="P3"><text:span text:style-name="T3">Formulated Entry</text:span></text:p>
          <text:p text:style-name="P3"><text:span text:style-name="T3">Dates</text:span></text:p>
          <text:p text:style-name="P3"><text:span text:style-name="T3">Language / Script</text:span></text:p>
          <draw:enhanced-geometry svg:viewBox="0 0 21600 21600" draw:path-stretchpoint-x="10800" draw:path-stretchpoint-y="10800" draw:text-areas="?f3 ?f4 ?f5 ?f6" draw:type="round-rectangle" draw:modifiers="803.094777562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4.295cm" svg:height="1.04cm" svg:x="6.912cm" svg:y="16.044cm">
          <text:p text:style-name="P14"><text:span text:style-name="T3">Name 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4.652cm" svg:height="1.367cm" svg:x="1.615cm" svg:y="17.716cm">
          <text:p text:style-name="P3"><text:span text:style-name="T2">Convention</text:span></text:p>
          <text:p text:style-name="P3"><text:span text:style-name="T2">Decla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4.652cm" svg:height="1.367cm" svg:x="6.733cm" svg:y="17.716cm">
          <text:p text:style-name="P3"><text:span text:style-name="T2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4.652cm" svg:height="1.367cm" svg:x="1.616cm" svg:y="19.316cm">
          <text:p text:style-name="P3"><text:span text:style-name="T2">Maintenance</text:span></text:p>
          <text:p text:style-name="P3"><text:span text:style-name="T2">His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199cm" svg:height="0.472cm" svg:x="11.05cm" svg:y="26.378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19" draw:layer="layout" svg:width="3.597cm" svg:height="0.729cm" svg:x="12.278cm" svg:y="26.25cm">
          <draw:text-box>
            <text:p text:style-name="P18">Non-Repeatable</text:p>
          </draw:text-box>
        </draw:frame>
        <draw:frame draw:style-name="gr19" draw:text-style-name="P19" draw:layer="layout" svg:width="2.678cm" svg:height="0.729cm" svg:x="17.988cm" svg:y="26.25cm">
          <draw:text-box>
            <text:p text:style-name="P18">Repeatable</text:p>
          </draw:text-box>
        </draw:frame>
        <draw:custom-shape draw:style-name="gr20" draw:text-style-name="P20" draw:layer="layout" svg:width="1.075cm" svg:height="0.466cm" svg:x="16.901cm" svg:y="26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ie Hott</meta:initial-creator>
    <meta:creation-date>2016-01-26T11:11:11.955625155</meta:creation-date>
    <dc:date>2016-01-26T13:58:50.864785109</dc:date>
    <dc:creator>Robbie Hott</dc:creator>
    <meta:editing-duration>PT46M16S</meta:editing-duration>
    <meta:editing-cycles>4</meta:editing-cycles>
    <meta:generator>LibreOffice/5.0.4.2$Linux_X86_64 LibreOffice_project/00m0$Build-2</meta:generator>
    <meta:document-statistic meta:object-count="48"/>
  </office:meta>
</office:document-meta>
</file>